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6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</office:automatic-styles>
  <office:body>
    <office:spreadsheet>
      <table:table table:name="Lakštas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Pradžia</text:p>
          </table:table-cell>
          <table:table-cell office:value-type="string">
            <text:p>Pabaiga</text:p>
          </table:table-cell>
          <table:table-cell table:style-name="ce1" office:value-type="string">
            <text:p>Trukmė</text:p>
          </table:table-cell>
          <table:table-cell office:value-type="string">
            <text:p>Veikla</text:p>
          </table:table-cell>
        </table:table-row>
        <table:table-row table:style-name="ro1">
          <table:table-cell office:value-type="date" office:date-value="2011-12-19T15:02:09">
            <text:p>2011-12-19 15:02:09</text:p>
          </table:table-cell>
          <table:table-cell office:value-type="date" office:date-value="2011-12-19T15:26:09">
            <text:p>2011-12-19 15:26:09</text:p>
          </table:table-cell>
          <table:table-cell table:formula="of:=[.B2]-[.A2]" office:value-type="time" office:time-value="PT00H24M00S">
            <text:p>00:24:00</text:p>
          </table:table-cell>
          <table:table-cell office:value-type="string">
            <text:p>Gnotime report skripto programavimas eksportavimui į csv</text:p>
          </table:table-cell>
        </table:table-row>
        <table:table-row table:style-name="ro1">
          <table:table-cell office:value-type="date" office:date-value="2011-12-19T14:54:07">
            <text:p>2011-12-19 14:54:07</text:p>
          </table:table-cell>
          <table:table-cell office:value-type="date" office:date-value="2011-12-19T14:57:07">
            <text:p>2011-12-19 14:57:07</text:p>
          </table:table-cell>
          <table:table-cell table:formula="of:=[.B3]-[.A3]" office:value-type="time" office:time-value="PT00H03M00S">
            <text:p>00:03:00</text:p>
          </table:table-cell>
          <table:table-cell office:value-type="string">
            <text:p>Gnotime report skripto programavimas eksportavimui į csv</text:p>
          </table:table-cell>
        </table:table-row>
        <table:table-row table:style-name="ro1">
          <table:table-cell office:value-type="date" office:date-value="2011-12-19T14:32:50">
            <text:p>2011-12-19 14:32:50</text:p>
          </table:table-cell>
          <table:table-cell office:value-type="date" office:date-value="2011-12-19T14:52:13">
            <text:p>2011-12-19 14:52:13</text:p>
          </table:table-cell>
          <table:table-cell table:formula="of:=[.B4]-[.A4]" office:value-type="time" office:time-value="PT00H19M23S">
            <text:p>00:19:23</text:p>
          </table:table-cell>
          <table:table-cell office:value-type="string">
            <text:p>Gnotime report skripto programavimas eksportavimui į csv</text:p>
          </table:table-cell>
        </table:table-row>
        <table:table-row table:style-name="ro1">
          <table:table-cell office:value-type="date" office:date-value="2011-12-18T13:02:20">
            <text:p>2011-12-18 13:02:20</text:p>
          </table:table-cell>
          <table:table-cell office:value-type="date" office:date-value="2011-12-18T16:06:06">
            <text:p>2011-12-18 16:06:06</text:p>
          </table:table-cell>
          <table:table-cell table:formula="of:=[.B5]-[.A5]" office:value-type="time" office:time-value="PT03H03M46S">
            <text:p>03:03:46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7T22:12:35">
            <text:p>2011-12-17 22:12:35</text:p>
          </table:table-cell>
          <table:table-cell office:value-type="date" office:date-value="2011-12-18T07:16:49">
            <text:p>2011-12-18 07:16:49</text:p>
          </table:table-cell>
          <table:table-cell table:formula="of:=[.B6]-[.A6]" office:value-type="time" office:time-value="PT09H04M14S">
            <text:p>09:04:14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7T21:09:00">
            <text:p>2011-12-17 21:09:00</text:p>
          </table:table-cell>
          <table:table-cell office:value-type="date" office:date-value="2011-12-17T22:12:33">
            <text:p>2011-12-17 22:12:33</text:p>
          </table:table-cell>
          <table:table-cell table:formula="of:=[.B7]-[.A7]" office:value-type="time" office:time-value="PT01H03M33S">
            <text:p>01:03:33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7T17:40:00">
            <text:p>2011-12-17 17:40:00</text:p>
          </table:table-cell>
          <table:table-cell office:value-type="date" office:date-value="2011-12-17T18:44:33">
            <text:p>2011-12-17 18:44:33</text:p>
          </table:table-cell>
          <table:table-cell table:formula="of:=[.B8]-[.A8]" office:value-type="time" office:time-value="PT01H04M32.999999S">
            <text:p>01:04:33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8:15:38.999999">
            <text:p>2011-12-16 18:15:39</text:p>
          </table:table-cell>
          <table:table-cell office:value-type="date" office:date-value="2011-12-16T18:54:34">
            <text:p>2011-12-16 18:54:34</text:p>
          </table:table-cell>
          <table:table-cell table:formula="of:=[.B9]-[.A9]" office:value-type="time" office:time-value="PT00H38M55S">
            <text:p>00:38:55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7:54:56">
            <text:p>2011-12-16 17:54:56</text:p>
          </table:table-cell>
          <table:table-cell office:value-type="date" office:date-value="2011-12-16T17:57:57">
            <text:p>2011-12-16 17:57:57</text:p>
          </table:table-cell>
          <table:table-cell table:formula="of:=[.B10]-[.A10]" office:value-type="time" office:time-value="PT00H03M01S">
            <text:p>00:03:01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3:27:38">
            <text:p>2011-12-16 13:27:38</text:p>
          </table:table-cell>
          <table:table-cell office:value-type="date" office:date-value="2011-12-16T14:21:46">
            <text:p>2011-12-16 14:21:46</text:p>
          </table:table-cell>
          <table:table-cell table:formula="of:=[.B11]-[.A11]" office:value-type="time" office:time-value="PT00H54M08S">
            <text:p>00:54:08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2:39:13">
            <text:p>2011-12-16 12:39:13</text:p>
          </table:table-cell>
          <table:table-cell office:value-type="date" office:date-value="2011-12-16T12:48:21">
            <text:p>2011-12-16 12:48:21</text:p>
          </table:table-cell>
          <table:table-cell table:formula="of:=[.B12]-[.A12]" office:value-type="time" office:time-value="PT00H09M08S">
            <text:p>00:09:08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1:41:14">
            <text:p>2011-12-16 11:41:14</text:p>
          </table:table-cell>
          <table:table-cell office:value-type="date" office:date-value="2011-12-16T12:22:19">
            <text:p>2011-12-16 12:22:19</text:p>
          </table:table-cell>
          <table:table-cell table:formula="of:=[.B13]-[.A13]" office:value-type="time" office:time-value="PT00H41M05S">
            <text:p>00:41:05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01:45:41">
            <text:p>2011-12-16 01:45:41</text:p>
          </table:table-cell>
          <table:table-cell office:value-type="date" office:date-value="2011-12-16T03:38:25">
            <text:p>2011-12-16 03:38:25</text:p>
          </table:table-cell>
          <table:table-cell table:formula="of:=[.B14]-[.A14]" office:value-type="time" office:time-value="PT01H52M44S">
            <text:p>01:52:44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5T22:44:01">
            <text:p>2011-12-15 22:44:01</text:p>
          </table:table-cell>
          <table:table-cell office:value-type="date" office:date-value="2011-12-16T01:45:27">
            <text:p>2011-12-16 01:45:27</text:p>
          </table:table-cell>
          <table:table-cell table:formula="of:=[.B15]-[.A15]" office:value-type="time" office:time-value="PT03H01M26S">
            <text:p>03:01:26</text:p>
          </table:table-cell>
          <table:table-cell office:value-type="string">
            <text:p>Intervalų, pagal kuriuos prognozuojama, derinimas (atsižvelgimas į priemonių, duomenų planuojamumą)</text:p>
          </table:table-cell>
        </table:table-row>
        <table:table-row table:style-name="ro1">
          <table:table-cell office:value-type="date" office:date-value="2011-12-15T10:58:50">
            <text:p>2011-12-15 10:58:50</text:p>
          </table:table-cell>
          <table:table-cell office:value-type="date" office:date-value="2011-12-15T11:17:10">
            <text:p>2011-12-15 11:17:10</text:p>
          </table:table-cell>
          <table:table-cell table:formula="of:=[.B16]-[.A16]" office:value-type="time" office:time-value="PT00H18M20S">
            <text:p>00:18:20</text:p>
          </table:table-cell>
          <table:table-cell office:value-type="string">
            <text:p>Intervalų, pagal kuriuos prognozuojama, derinimas (atsižvelgimas į priemonių, duomenų planuojamumą)</text:p>
          </table:table-cell>
        </table:table-row>
        <table:table-row table:style-name="ro1">
          <table:table-cell office:value-type="date" office:date-value="2011-12-15T09:59:54">
            <text:p>2011-12-15 09:59:54</text:p>
          </table:table-cell>
          <table:table-cell office:value-type="date" office:date-value="2011-12-15T10:49:45">
            <text:p>2011-12-15 10:49:45</text:p>
          </table:table-cell>
          <table:table-cell table:formula="of:=[.B17]-[.A17]" office:value-type="time" office:time-value="PT00H49M51S">
            <text:p>00:49:51</text:p>
          </table:table-cell>
          <table:table-cell office:value-type="string">
            <text:p>Intervalų, pagal kuriuos prognozuojama, derinimas (atsižvelgimas į priemonių, duomenų planuojamumą)</text:p>
          </table:table-cell>
        </table:table-row>
        <table:table-row table:style-name="ro1">
          <table:table-cell office:value-type="date" office:date-value="2011-12-11T19:05:49.999999">
            <text:p>2011-12-11 19:05:50</text:p>
          </table:table-cell>
          <table:table-cell office:value-type="date" office:date-value="2011-12-11T20:19:55">
            <text:p>2011-12-11 20:19:55</text:p>
          </table:table-cell>
          <table:table-cell table:formula="of:=[.B18]-[.A18]" office:value-type="time" office:time-value="PT01H14M05S">
            <text:p>01:14:05</text:p>
          </table:table-cell>
          <table:table-cell office:value-type="string">
            <text:p>Geresnės ekstrapoliacijos prognozėms paieška</text:p>
          </table:table-cell>
        </table:table-row>
        <table:table-row table:style-name="ro1">
          <table:table-cell office:value-type="date" office:date-value="2011-12-11T13:52:43">
            <text:p>2011-12-11 13:52:43</text:p>
          </table:table-cell>
          <table:table-cell office:value-type="date" office:date-value="2011-12-11T14:09:43">
            <text:p>2011-12-11 14:09:43</text:p>
          </table:table-cell>
          <table:table-cell table:formula="of:=[.B19]-[.A19]" office:value-type="time" office:time-value="PT00H17M00S">
            <text:p>00:17:00</text:p>
          </table:table-cell>
          <table:table-cell office:value-type="string">
            <text:p>Geresnės ekstrapoliacijos prognozėms paieška</text:p>
          </table:table-cell>
        </table:table-row>
        <table:table-row table:style-name="ro1">
          <table:table-cell office:value-type="date" office:date-value="2011-12-10T16:59:25">
            <text:p>2011-12-10 16:59:25</text:p>
          </table:table-cell>
          <table:table-cell office:value-type="date" office:date-value="2011-12-10T23:04:46">
            <text:p>2011-12-10 23:04:46</text:p>
          </table:table-cell>
          <table:table-cell table:formula="of:=[.B20]-[.A20]" office:value-type="time" office:time-value="PT06H05M21S">
            <text:p>06:05:21</text:p>
          </table:table-cell>
          <table:table-cell office:value-type="string">
            <text:p>Iteravimo per teisingus įrašus bei sujungtus sąrašus programavimas</text:p>
          </table:table-cell>
        </table:table-row>
        <table:table-row table:style-name="ro1">
          <table:table-cell office:value-type="date" office:date-value="2011-12-10T16:29:52">
            <text:p>2011-12-10 16:29:52</text:p>
          </table:table-cell>
          <table:table-cell office:value-type="date" office:date-value="2011-12-10T16:59:14">
            <text:p>2011-12-10 16:59:14</text:p>
          </table:table-cell>
          <table:table-cell table:formula="of:=[.B21]-[.A21]" office:value-type="time" office:time-value="PT00H29M22S">
            <text:p>00:29:22</text:p>
          </table:table-cell>
          <table:table-cell office:value-type="string">
            <text:p>Iteravimo per teisingus įrašus bei sujungtus sąrašus projektavimas</text:p>
          </table:table-cell>
        </table:table-row>
        <table:table-row table:style-name="ro1">
          <table:table-cell office:value-type="date" office:date-value="2011-12-10T13:16:47">
            <text:p>2011-12-10 13:16:47</text:p>
          </table:table-cell>
          <table:table-cell office:value-type="date" office:date-value="2011-12-10T16:00:28">
            <text:p>2011-12-10 16:00:28</text:p>
          </table:table-cell>
          <table:table-cell table:formula="of:=[.B22]-[.A22]" office:value-type="time" office:time-value="PT02H43M41S">
            <text:p>02:43:41</text:p>
          </table:table-cell>
          <table:table-cell office:value-type="string">
            <text:p>Iteravimo per teisingus įrašus bei sujungtus sąrašus projektavimas</text:p>
          </table:table-cell>
        </table:table-row>
        <table:table-row table:style-name="ro1">
          <table:table-cell office:value-type="date" office:date-value="2011-12-08T23:26:14">
            <text:p>2011-12-08 23:26:14</text:p>
          </table:table-cell>
          <table:table-cell office:value-type="date" office:date-value="2011-12-09T02:29:56">
            <text:p>2011-12-09 02:29:56</text:p>
          </table:table-cell>
          <table:table-cell table:formula="of:=[.B23]-[.A23]" office:value-type="time" office:time-value="PT03H03M42S">
            <text:p>03:03:42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2-07T19:59:35">
            <text:p>2011-12-07 19:59:35</text:p>
          </table:table-cell>
          <table:table-cell office:value-type="date" office:date-value="2011-12-07T23:05:15">
            <text:p>2011-12-07 23:05:15</text:p>
          </table:table-cell>
          <table:table-cell table:formula="of:=[.B24]-[.A24]" office:value-type="time" office:time-value="PT03H05M40S">
            <text:p>03:05:40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2-07T09:51:03">
            <text:p>2011-12-07 09:51:03</text:p>
          </table:table-cell>
          <table:table-cell office:value-type="date" office:date-value="2011-12-07T12:40:23">
            <text:p>2011-12-07 12:40:23</text:p>
          </table:table-cell>
          <table:table-cell table:formula="of:=[.B25]-[.A25]" office:value-type="time" office:time-value="PT02H49M20S">
            <text:p>02:49:20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2-04T21:00:00">
            <text:p>2011-12-04 21:00:00</text:p>
          </table:table-cell>
          <table:table-cell office:value-type="date" office:date-value="2011-12-05T01:00:00">
            <text:p>2011-12-05 01:00:00</text:p>
          </table:table-cell>
          <table:table-cell table:formula="of:=[.B26]-[.A26]" office:value-type="time" office:time-value="PT04H00M00S">
            <text:p>04:00:00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1-21T12:22:42">
            <text:p>2011-11-21 12:22:42</text:p>
          </table:table-cell>
          <table:table-cell office:value-type="date" office:date-value="2011-11-21T15:40:33">
            <text:p>2011-11-21 15:40:33</text:p>
          </table:table-cell>
          <table:table-cell table:formula="of:=[.B27]-[.A27]" office:value-type="time" office:time-value="PT03H17M51S">
            <text:p>03:17:51</text:p>
          </table:table-cell>
          <table:table-cell office:value-type="string">
            <text:p>Programavimas (polinominė intrapoliacija)</text:p>
          </table:table-cell>
        </table:table-row>
        <table:table-row table:style-name="ro1">
          <table:table-cell office:value-type="date" office:date-value="2011-11-20T21:54:54">
            <text:p>2011-11-20 21:54:54</text:p>
          </table:table-cell>
          <table:table-cell office:value-type="date" office:date-value="2011-11-21T04:02:44">
            <text:p>2011-11-21 04:02:44</text:p>
          </table:table-cell>
          <table:table-cell table:formula="of:=[.B28]-[.A28]" office:value-type="time" office:time-value="PT06H07M50S">
            <text:p>06:07:50</text:p>
          </table:table-cell>
          <table:table-cell office:value-type="string">
            <text:p>Programavimas (polinominė intrapoliacija)</text:p>
          </table:table-cell>
        </table:table-row>
        <table:table-row table:style-name="ro1">
          <table:table-cell office:value-type="date" office:date-value="2011-11-20T20:32:12">
            <text:p>2011-11-20 20:32:12</text:p>
          </table:table-cell>
          <table:table-cell office:value-type="date" office:date-value="2011-11-20T21:13:45">
            <text:p>2011-11-20 21:13:45</text:p>
          </table:table-cell>
          <table:table-cell table:formula="of:=[.B29]-[.A29]" office:value-type="time" office:time-value="PT00H41M32.999999S">
            <text:p>00:41:33</text:p>
          </table:table-cell>
          <table:table-cell office:value-type="string">
            <text:p>Programavimas (polinominė intrapoliacija)</text:p>
          </table:table-cell>
        </table:table-row>
        <table:table-row table:style-name="ro1">
          <table:table-cell office:value-type="date" office:date-value="2011-11-18T19:38:04">
            <text:p>2011-11-18 19:38:04</text:p>
          </table:table-cell>
          <table:table-cell office:value-type="date" office:date-value="2011-11-19T02:17:33.000001">
            <text:p>2011-11-19 02:17:33</text:p>
          </table:table-cell>
          <table:table-cell table:formula="of:=[.B30]-[.A30]" office:value-type="time" office:time-value="PT06H39M29S">
            <text:p>06:39:29</text:p>
          </table:table-cell>
          <table:table-cell office:value-type="string">
            <text:p>Apkrovų skaičiavimo programavimas</text:p>
          </table:table-cell>
        </table:table-row>
        <table:table-row table:style-name="ro1">
          <table:table-cell office:value-type="date" office:date-value="2011-11-18T17:24:26">
            <text:p>2011-11-18 17:24:26</text:p>
          </table:table-cell>
          <table:table-cell office:value-type="date" office:date-value="2011-11-18T19:35:02">
            <text:p>2011-11-18 19:35:02</text:p>
          </table:table-cell>
          <table:table-cell table:formula="of:=[.B31]-[.A31]" office:value-type="time" office:time-value="PT02H10M35.999999S">
            <text:p>02:10:36</text:p>
          </table:table-cell>
          <table:table-cell office:value-type="string">
            <text:p>Apkrovų skaičiavimo programavimas</text:p>
          </table:table-cell>
        </table:table-row>
        <table:table-row table:style-name="ro1">
          <table:table-cell office:value-type="date" office:date-value="2011-11-17T12:46:13">
            <text:p>2011-11-17 12:46:13</text:p>
          </table:table-cell>
          <table:table-cell office:value-type="date" office:date-value="2011-11-17T13:11:59">
            <text:p>2011-11-17 13:11:59</text:p>
          </table:table-cell>
          <table:table-cell table:formula="of:=[.B32]-[.A32]" office:value-type="time" office:time-value="PT00H25M46S">
            <text:p>00:25:46</text:p>
          </table:table-cell>
          <table:table-cell office:value-type="string">
            <text:p>Aiškinuosi duomenų struktūras</text:p>
          </table:table-cell>
        </table:table-row>
        <table:table-row table:style-name="ro1">
          <table:table-cell office:value-type="date" office:date-value="2011-11-17T10:17:49">
            <text:p>2011-11-17 10:17:49</text:p>
          </table:table-cell>
          <table:table-cell office:value-type="date" office:date-value="2011-11-17T11:47:43">
            <text:p>2011-11-17 11:47:43</text:p>
          </table:table-cell>
          <table:table-cell table:formula="of:=[.B33]-[.A33]" office:value-type="time" office:time-value="PT01H29M54S">
            <text:p>01:29:54</text:p>
          </table:table-cell>
          <table:table-cell office:value-type="string">
            <text:p>Pirmas bandymas sukompiliuoti ir paleisti programą</text:p>
          </table:table-cell>
        </table:table-row>
        <table:table-row table:style-name="ro1">
          <table:table-cell office:value-type="date" office:date-value="2011-11-16T23:35:36">
            <text:p>2011-11-16 23:35:36</text:p>
          </table:table-cell>
          <table:table-cell office:value-type="date" office:date-value="2011-11-16T23:59:45">
            <text:p>2011-11-16 23:59:45</text:p>
          </table:table-cell>
          <table:table-cell table:formula="of:=[.B34]-[.A34]" office:value-type="time" office:time-value="PT00H24M09S">
            <text:p>00:24:09</text:p>
          </table:table-cell>
          <table:table-cell office:value-type="string">
            <text:p>Pirmas bandymas sukompiliuoti ir paleisti programą</text:p>
          </table:table-cell>
        </table:table-row>
        <table:table-row table:style-name="ro1">
          <table:table-cell office:value-type="date" office:date-value="2011-11-16T23:19:22">
            <text:p>2011-11-16 23:19:22</text:p>
          </table:table-cell>
          <table:table-cell office:value-type="date" office:date-value="2011-11-16T23:20:05">
            <text:p>2011-11-16 23:20:05</text:p>
          </table:table-cell>
          <table:table-cell table:formula="of:=[.B35]-[.A35]" office:value-type="time" office:time-value="PT00H00M43S">
            <text:p>00:00:43</text:p>
          </table:table-cell>
          <table:table-cell office:value-type="string">
            <text:p>Mokymasis fiksuoti laiką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2011-12-19</text:date>, <text:time>18:27:39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9T18:27:39</dc:date>
    <meta:generator>LibreOffice/3.4$Unix LibreOffice_project/340m1$Build-402</meta:generator>
    <meta:editing-duration>PT1H58M40S</meta:editing-duration>
    <meta:editing-cycles>2</meta:editing-cycles>
    <meta:document-statistic meta:table-count="1" meta:cell-count="140" meta:object-count="0"/>
  </office:meta>
</office:document-meta>
</file>